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.466cm" fo:break-before="auto" style:use-optimal-row-height="true"/>
    </style:style>
    <style:style style:name="ro9" style:family="table-row">
      <style:table-row-properties style:row-height="1.404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5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6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4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4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4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4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6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4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4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4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Ganis, M.; Maximilien, E. M. &amp; Rivera, T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Gelbwaks, M.a &amp; Odenwelder Jr., J.D.b c</text:p>
          </table:table-cell>
          <table:table-cell table:style-name="ce4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4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4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4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4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5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6" office:value-type="string">
            <text:p>Large scale def.: [Fowler, 2002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6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4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4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4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4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4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4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4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4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4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7" office:value-type="string">
            <text:p>Definition on large scale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4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4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4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4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4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7" office:value-type="string">
            <text:p>Agile adoption research in general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4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4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6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4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Schrödl, H. &amp; Wind, 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4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4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4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4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4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4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4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1" table:number-rows-repeated="10484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2">
          <table:table-cell table:number-columns-repeated="5"/>
          <table:table-cell table:style-name="ce2"/>
          <table:table-cell table:number-columns-repeated="1018"/>
        </table:table-row>
        <table:table-row table:style-name="ro12" table:number-rows-repeated="2">
          <table:table-cell table:number-columns-repeated="1024"/>
        </table:table-row>
        <table:table-row table:style-name="ro13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2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2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2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2" table:number-rows-repeated="40">
          <table:table-cell table:number-columns-repeated="1024"/>
        </table:table-row>
        <table:table-row table:style-name="ro12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2" table:number-rows-repeated="24">
          <table:table-cell table:number-columns-repeated="1024"/>
        </table:table-row>
        <table:table-row table:style-name="ro12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2" table:number-rows-repeated="104843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.00.0000</text:date>, <text:time style:data-style-name="N2" text:time-value="0000-00-00T21:28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09-30T02:33:26</dc:date>
    <meta:editing-duration>P10DT6H43M32S</meta:editing-duration>
    <meta:editing-cycles>960</meta:editing-cycles>
    <meta:printed-by>Kim Dikert</meta:printed-by>
    <meta:print-date>2013-05-15T00:23:21</meta:print-date>
    <meta:document-statistic meta:table-count="2" meta:cell-count="2407" meta:object-count="0"/>
  </office:meta>
</office:document-meta>
</file>